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text-properties fo:font-size="11pt" style:text-underline-style="none" style:font-size-asian="11pt" style:font-size-complex="11pt"/>
    </style:style>
    <style:style style:name="P4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style:font-name="Lucida Console" fo:font-size="10.5pt" style:text-underline-style="none" style:font-size-asian="10.5pt" style:font-size-complex="10.5pt"/>
    </style:style>
    <style:style style:name="P6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sley van der Klomp</text:p>
      <text:p text:style-name="P3">03/16/09</text:p>
      <text:p text:style-name="P3">Program 4-7</text:p>
      <text:p text:style-name="P1"/>
      <text:p text:style-name="P1">Output:</text:p>
      <text:p text:style-name="P1"/>
      <text:p text:style-name="P5">Please enter the name of the company:Pizza Co.</text:p>
      <text:p text:style-name="P5">Please enter the diameter(inches) of the pizza:8</text:p>
      <text:p text:style-name="P5">Please enter the weight(pounds) of the pizza:1.5</text:p>
      <text:p text:style-name="P5"/>
      <text:p text:style-name="P5">Weight = 1.5</text:p>
      <text:p text:style-name="P5">Diameter = 8</text:p>
      <text:p text:style-name="P5">Company name = Pizza Co.</text:p>
      <text:p text:style-name="P5">Press any key to continue . . .</text:p>
      <text:p text:style-name="P1"/>
      <text:p text:style-name="P1">Flowchart:</text:p>
      <text:p text:style-name="P2"><draw:custom-shape text:anchor-type="paragraph" draw:z-index="6" draw:style-name="gr2" svg:width="0.4067in" svg:height="0.3961in" svg:x="4.1028in" svg:y="0.1134in"><text:p><text:s/>A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7" draw:style-name="gr2" svg:width="0.4067in" svg:height="0.3858in" svg:x="5.8945in" svg:y="0.061in"><text:p><text:s/>A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2"><draw:custom-shape text:anchor-type="paragraph" draw:z-index="0" draw:style-name="gr1" svg:width="1.813in" svg:height="0.6043in" svg:x="0.561in" svg:y="0.2563in"><text:p><text:tab/><text:tab/> <text:s text:c="2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style-name="gr2" svg:width="1.6358in" svg:height="0.6043in" svg:x="0.6862in" svg:y="1.2236in"><text:p><text:s text:c="5"/>Retrieving function 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2" svg:width="1.6461in" svg:height="0.5732in" svg:x="0.6756in" svg:y="2.1508in"><text:p><text:s text:c="8"/>Output functi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svg:width="1.8858in" svg:height="0.6252in" svg:x="0.5717in" svg:y="3.0047in"><text:p><text:tab/><text:tab/> <text:s text:c="4"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4" draw:style-name="gr2" svg:width="0.4169in" svg:height="0.4276in" svg:x="2.5193in" svg:y="1.3591in"><text:p><text:s text:c="2"/>A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" draw:style-name="gr2" svg:width="0.448in" svg:height="0.4378in" svg:x="2.561in" svg:y="2.2547in"><text:p><text:s text:c="2"/>A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8" draw:style-name="gr2" svg:width="1.615in" svg:height="0.563in" svg:x="3.4882in" svg:y="0.4528in"><text:p>Request name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" draw:style-name="gr2" svg:width="1.615in" svg:height="0.563in" svg:x="3.4882in" svg:y="1.161in"><text:p>Input name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" draw:style-name="gr2" svg:width="1.615in" svg:height="0.563in" svg:x="3.4882in" svg:y="1.9217in"><text:p>Request diamete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1" draw:style-name="gr2" svg:width="1.615in" svg:height="0.563in" svg:x="3.4882in" svg:y="3.3693in"><text:p>Request weight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2" draw:style-name="gr2" svg:width="1.615in" svg:height="0.563in" svg:x="3.4882in" svg:y="2.6402in"><text:p>Input diamete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3" draw:style-name="gr2" svg:width="1.615in" svg:height="0.563in" svg:x="3.4882in" svg:y="4.1402in"><text:p>Input weight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4" draw:style-name="gr2" svg:width="1.615in" svg:height="0.563in" svg:x="5.1028in" svg:y="0.4528in"><text:p>Display weight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5" draw:style-name="gr2" svg:width="1.615in" svg:height="0.563in" svg:x="5.1028in" svg:y="1.161in"><text:p>Display diamete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6" draw:style-name="gr2" svg:width="1.615in" svg:height="0.563in" svg:x="5.1028in" svg:y="1.8902in"><text:p>Display name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7" draw:style-name="gr3" draw:text-style-name="P6" svg:x1="2.3217in" svg:y1="2.4425in" svg:x2="2.5614in" svg:y2="2.4528in"><text:p/></draw:line><draw:line text:anchor-type="paragraph" draw:z-index="18" draw:style-name="gr3" draw:text-style-name="P6" svg:x1="2.3217in" svg:y1="1.5571in" svg:x2="2.5197in" svg:y2="1.5673in"><text:p/></draw:line><draw:line text:anchor-type="paragraph" draw:z-index="19" draw:style-name="gr4" draw:text-style-name="P6" svg:x1="4.311in" svg:y1="0.3173in" svg:x2="4.3319in" svg:y2="4.1402in"><text:p/></draw:line><draw:line text:anchor-type="paragraph" draw:z-index="20" draw:style-name="gr4" draw:text-style-name="P6" svg:x1="6.1134in" svg:y1="0.2547in" svg:x2="6.1134in" svg:y2="2.2028in"><text:p/></draw:line><draw:line text:anchor-type="paragraph" draw:z-index="21" draw:style-name="gr4" draw:text-style-name="P6" svg:x1="1.5193in" svg:y1="3.0047in" svg:x2="1.4984in" svg:y2="0.860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6T10:24:58.69</meta:creation-date>
    <dc:date>2009-03-16T16:23:35.03</dc:date>
    <meta:editing-duration>PT00H46M13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12" meta:word-count="50" meta:character-count="277"/>
    <meta:user-defined meta:name="Info 1"/>
    <meta:user-defined meta:name="Info 2"/>
    <meta:user-defined meta:name="Info 3"/>
    <meta:user-defined meta:name="Info 4"/>
  </office:meta>
</office:document-meta>
</file>